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4339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6953in"/>
    </style:style>
    <style:style style:name="co5" style:family="table-column">
      <style:table-column-properties fo:break-before="auto" style:column-width="0.7035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0.7902in"/>
    </style:style>
    <style:style style:name="co8" style:family="table-column">
      <style:table-column-properties fo:break-before="auto" style:column-width="0.678in"/>
    </style:style>
    <style:style style:name="co9" style:family="table-column">
      <style:table-column-properties fo:break-before="auto" style:column-width="1.4417in"/>
    </style:style>
    <style:style style:name="co10" style:family="table-column">
      <style:table-column-properties fo:break-before="auto" style:column-width="0.4862in"/>
    </style:style>
    <style:style style:name="co11" style:family="table-column">
      <style:table-column-properties fo:break-before="auto" style:column-width="1.0772in"/>
    </style:style>
    <style:style style:name="co12" style:family="table-column">
      <style:table-column-properties fo:break-before="auto" style:column-width="1.2075in"/>
    </style:style>
    <style:style style:name="co13" style:family="table-column">
      <style:table-column-properties fo:break-before="auto" style:column-width="0.9382in"/>
    </style:style>
    <style:style style:name="co14" style:family="table-column">
      <style:table-column-properties fo:break-before="auto" style:column-width="1.4161in"/>
    </style:style>
    <style:style style:name="co15" style:family="table-column">
      <style:table-column-properties fo:break-before="auto" style:column-width="0.6689in"/>
    </style:style>
    <style:style style:name="co16" style:family="table-column">
      <style:table-column-properties fo:break-before="auto" style:column-width="0.6256in"/>
    </style:style>
    <style:style style:name="co17" style:family="table-column">
      <style:table-column-properties fo:break-before="auto" style:column-width="0.9984in"/>
    </style:style>
    <style:style style:name="co18" style:family="table-column">
      <style:table-column-properties fo:break-before="auto" style:column-width="1.3291in"/>
    </style:style>
    <style:style style:name="co19" style:family="table-column">
      <style:table-column-properties fo:break-before="auto" style:column-width="1.1291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1984in"/>
    </style:style>
    <style:style style:name="co22" style:family="table-column">
      <style:table-column-properties fo:break-before="auto" style:column-width="1.8673in"/>
    </style:style>
    <style:style style:name="co23" style:family="table-column">
      <style:table-column-properties fo:break-before="auto" style:column-width="0.9118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ippe_2014_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Basse-Normandie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hampagne-Ardenne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Franche-Comte</text:p>
          </table:table-cell>
          <table:table-cell office:value-type="string" calcext:value-type="string">
            <text:p>Haute-Normandie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Languedoc-Rousillon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Midi-Pyrenees</text:p>
          </table:table-cell>
          <table:table-cell office:value-type="string" calcext:value-type="string">
            <text:p>Nord-Pas-de-Calais</text:p>
          </table:table-cell>
          <table:table-cell office:value-type="string" calcext:value-type="string">
            <text:p>Pays-de-la-Loire</text:p>
          </table:table-cell>
          <table:table-cell office:value-type="string" calcext:value-type="string">
            <text:p>Picardie</text:p>
          </table:table-cell>
          <table:table-cell office:value-type="string" calcext:value-type="string">
            <text:p>Poitou-Charentes</text:p>
          </table:table-cell>
          <table:table-cell office:value-type="string" calcext:value-type="string">
            <text:p>Provence-Alpes-Cote-dAzur</text:p>
          </table:table-cell>
          <table:table-cell office:value-type="string" calcext:value-type="string">
            <text:p>Rhone-Alpes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formula="of:=CONCATENATE(&quot;[&quot;;[.$A$17];[.$C$1];[.$A$18];[.$C2];[.$A$19];[.$A$17];[.$D$1];[.$A$18];[.$D2];[.$A$19];[.$A$17];[.$E$1];[.$A$18];[.$E2];[.$A$19];[.$A$17];[.$F$1];[.$A$18];[.$F2];[.$A$19];[.$A$17];[.$G$1];[.$A$18];[.$G2];[.$A$19];[.$A$17];[.$H$1];[.$A$18];[.$H2];[.$A$19];[.$A$17];[.$I$1];[.$A$18];[.$I2];[.$A$19];[.$A$17];[.$J$1];[.$A$18];[.$J2];[.$A$19];[.$A$17];[.$K$1];[.$A$18];[.$K2];[.$A$19];[.$A$17];[.$L$1];[.$A$18];[.$L2];[.$A$19];[.$A$17];[.$M$1];[.$A$18];[.$M2];[.$A$19];[.$A$17];[.$N$1];[.$A$18];[.$N2];[.$A$19];[.$A$17];[.$O$1];[.$A$18];[.$O2];[.$A$19];[.$A$17];[.$P$1];[.$A$18];[.$P2];[.$A$19];[.$A$17];[.$Q$1];[.$A$18];[.$Q2];[.$A$19];[.$A$17];[.$R$1];[.$A$18];[.$R2];[.$A$19];[.$A$17];[.$S$1];[.$A$18];[.$S2];[.$A$19];[.$A$17];[.$T$1];[.$A$18];[.$T2];[.$A$19];[.$A$17];[.$U$1];[.$A$18];[.$U2];[.$A$19];[.$A$17];[.$V$1];[.$A$18];[.$V2];[.$A$19];[.$A$17];[.$W$1];[.$A$18];[.$W2];[.$A$19];[.$A$17];[.$X$1];[.$A$18];[.$X2];&quot;}]&quot;)" office:value-type="string" office:string-value="[{&quot;region&quot;:&quot;Alsace&quot;,&quot;cases&quot;:138},{&quot;region&quot;:&quot;Aquitaine&quot;,&quot;cases&quot;:87},{&quot;region&quot;:&quot;Auvergne&quot;,&quot;cases&quot;:21},{&quot;region&quot;:&quot;Basse-Normandie&quot;,&quot;cases&quot;:48},{&quot;region&quot;:&quot;Bourgogne&quot;,&quot;cases&quot;:0},{&quot;region&quot;:&quot;Bretagne&quot;,&quot;cases&quot;:34},{&quot;region&quot;:&quot;Centre&quot;,&quot;cases&quot;:38},{&quot;region&quot;:&quot;Champagne-Ardenne&quot;,&quot;cases&quot;:71},{&quot;region&quot;:&quot;Corse&quot;,&quot;cases&quot;:22},{&quot;region&quot;:&quot;Franche-Comte&quot;,&quot;cases&quot;:56},{&quot;region&quot;:&quot;Haute-Normandie&quot;,&quot;cases&quot;:0},{&quot;region&quot;:&quot;Ile-de-France&quot;,&quot;cases&quot;:79},{&quot;region&quot;:&quot;Languedoc-Rousillon&quot;,&quot;cases&quot;:34},{&quot;region&quot;:&quot;Limousin&quot;,&quot;cases&quot;:76},{&quot;region&quot;:&quot;Lorraine&quot;,&quot;cases&quot;:4},{&quot;region&quot;:&quot;Midi-Pyrenees&quot;,&quot;cases&quot;:19},{&quot;region&quot;:&quot;Nord-Pas-de-Calais&quot;,&quot;cases&quot;:44},{&quot;region&quot;:&quot;Pays-de-la-Loire&quot;,&quot;cases&quot;:42},{&quot;region&quot;:&quot;Picardie&quot;,&quot;cases&quot;:46},{&quot;region&quot;:&quot;Poitou-Charentes&quot;,&quot;cases&quot;:7},{&quot;region&quot;:&quot;Provence-Alpes-Cote-dAzur&quot;,&quot;cases&quot;:25},{&quot;region&quot;:&quot;Rhone-Alpes&quot;,&quot;cases&quot;:57}]" calcext:value-type="string">
            <text:p>[{"region":"Alsace","cases":138},{"region":"Aquitaine","cases":87},{"region":"Auvergne","cases":21},{"region":"Basse-Normandie","cases":48},{"region":"Bourgogne","cases":0},{"region":"Bretagne","cases":34},{"region":"Centre","cases":38},{"region":"Champagne-Ardenne","cases":71},{"region":"Corse","cases":22},{"region":"Franche-Comte","cases":56},{"region":"Haute-Normandie","cases":0},{"region":"Ile-de-France","cases":79},{"region":"Languedoc-Rousillon","cases":34},{"region":"Limousin","cases":76},{"region":"Lorraine","cases":4},{"region":"Midi-Pyrenees","cases":19},{"region":"Nord-Pas-de-Calais","cases":44},{"region":"Pays-de-la-Loire","cases":42},{"region":"Picardie","cases":46},{"region":"Poitou-Charentes","cases":7},{"region":"Provence-Alpes-Cote-dAzur","cases":25},{"region":"Rhone-Alpes","cases":57}]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table:formula="of:=CONCATENATE(&quot;[&quot;;[.$A$17];[.$C$1];[.$A$18];[.$C3];[.$A$19];[.$A$17];[.$D$1];[.$A$18];[.$D3];[.$A$19];[.$A$17];[.$E$1];[.$A$18];[.$E3];[.$A$19];[.$A$17];[.$F$1];[.$A$18];[.$F3];[.$A$19];[.$A$17];[.$G$1];[.$A$18];[.$G3];[.$A$19];[.$A$17];[.$H$1];[.$A$18];[.$H3];[.$A$19];[.$A$17];[.$I$1];[.$A$18];[.$I3];[.$A$19];[.$A$17];[.$J$1];[.$A$18];[.$J3];[.$A$19];[.$A$17];[.$K$1];[.$A$18];[.$K3];[.$A$19];[.$A$17];[.$L$1];[.$A$18];[.$L3];[.$A$19];[.$A$17];[.$M$1];[.$A$18];[.$M3];[.$A$19];[.$A$17];[.$N$1];[.$A$18];[.$N3];[.$A$19];[.$A$17];[.$O$1];[.$A$18];[.$O3];[.$A$19];[.$A$17];[.$P$1];[.$A$18];[.$P3];[.$A$19];[.$A$17];[.$Q$1];[.$A$18];[.$Q3];[.$A$19];[.$A$17];[.$R$1];[.$A$18];[.$R3];[.$A$19];[.$A$17];[.$S$1];[.$A$18];[.$S3];[.$A$19];[.$A$17];[.$T$1];[.$A$18];[.$T3];[.$A$19];[.$A$17];[.$U$1];[.$A$18];[.$U3];[.$A$19];[.$A$17];[.$V$1];[.$A$18];[.$V3];[.$A$19];[.$A$17];[.$W$1];[.$A$18];[.$W3];[.$A$19];[.$A$17];[.$X$1];[.$A$18];[.$X3];&quot;}]&quot;)" office:value-type="string" office:string-value="[{&quot;region&quot;:&quot;Alsace&quot;,&quot;cases&quot;:82},{&quot;region&quot;:&quot;Aquitaine&quot;,&quot;cases&quot;:36},{&quot;region&quot;:&quot;Auvergne&quot;,&quot;cases&quot;:7},{&quot;region&quot;:&quot;Basse-Normandie&quot;,&quot;cases&quot;:55},{&quot;region&quot;:&quot;Bourgogne&quot;,&quot;cases&quot;:29},{&quot;region&quot;:&quot;Bretagne&quot;,&quot;cases&quot;:83},{&quot;region&quot;:&quot;Centre&quot;,&quot;cases&quot;:42},{&quot;region&quot;:&quot;Champagne-Ardenne&quot;,&quot;cases&quot;:125},{&quot;region&quot;:&quot;Corse&quot;,&quot;cases&quot;:37},{&quot;region&quot;:&quot;Franche-Comte&quot;,&quot;cases&quot;:0},{&quot;region&quot;:&quot;Haute-Normandie&quot;,&quot;cases&quot;:49},{&quot;region&quot;:&quot;Ile-de-France&quot;,&quot;cases&quot;:98},{&quot;region&quot;:&quot;Languedoc-Rousillon&quot;,&quot;cases&quot;:33},{&quot;region&quot;:&quot;Limousin&quot;,&quot;cases&quot;:82},{&quot;region&quot;:&quot;Lorraine&quot;,&quot;cases&quot;:49},{&quot;region&quot;:&quot;Midi-Pyrenees&quot;,&quot;cases&quot;:10},{&quot;region&quot;:&quot;Nord-Pas-de-Calais&quot;,&quot;cases&quot;:56},{&quot;region&quot;:&quot;Pays-de-la-Loire&quot;,&quot;cases&quot;:63},{&quot;region&quot;:&quot;Picardie&quot;,&quot;cases&quot;:0},{&quot;region&quot;:&quot;Poitou-Charentes&quot;,&quot;cases&quot;:23},{&quot;region&quot;:&quot;Provence-Alpes-Cote-dAzur&quot;,&quot;cases&quot;:20},{&quot;region&quot;:&quot;Rhone-Alpes&quot;,&quot;cases&quot;:92}]" calcext:value-type="string">
            <text:p>[{"region":"Alsace","cases":82},{"region":"Aquitaine","cases":36},{"region":"Auvergne","cases":7},{"region":"Basse-Normandie","cases":55},{"region":"Bourgogne","cases":29},{"region":"Bretagne","cases":83},{"region":"Centre","cases":42},{"region":"Champagne-Ardenne","cases":125},{"region":"Corse","cases":37},{"region":"Franche-Comte","cases":0},{"region":"Haute-Normandie","cases":49},{"region":"Ile-de-France","cases":98},{"region":"Languedoc-Rousillon","cases":33},{"region":"Limousin","cases":82},{"region":"Lorraine","cases":49},{"region":"Midi-Pyrenees","cases":10},{"region":"Nord-Pas-de-Calais","cases":56},{"region":"Pays-de-la-Loire","cases":63},{"region":"Picardie","cases":0},{"region":"Poitou-Charentes","cases":23},{"region":"Provence-Alpes-Cote-dAzur","cases":20},{"region":"Rhone-Alpes","cases":92}]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CONCATENATE(&quot;[&quot;;[.$A$17];[.$C$1];[.$A$18];[.$C4];[.$A$19];[.$A$17];[.$D$1];[.$A$18];[.$D4];[.$A$19];[.$A$17];[.$E$1];[.$A$18];[.$E4];[.$A$19];[.$A$17];[.$F$1];[.$A$18];[.$F4];[.$A$19];[.$A$17];[.$G$1];[.$A$18];[.$G4];[.$A$19];[.$A$17];[.$H$1];[.$A$18];[.$H4];[.$A$19];[.$A$17];[.$I$1];[.$A$18];[.$I4];[.$A$19];[.$A$17];[.$J$1];[.$A$18];[.$J4];[.$A$19];[.$A$17];[.$K$1];[.$A$18];[.$K4];[.$A$19];[.$A$17];[.$L$1];[.$A$18];[.$L4];[.$A$19];[.$A$17];[.$M$1];[.$A$18];[.$M4];[.$A$19];[.$A$17];[.$N$1];[.$A$18];[.$N4];[.$A$19];[.$A$17];[.$O$1];[.$A$18];[.$O4];[.$A$19];[.$A$17];[.$P$1];[.$A$18];[.$P4];[.$A$19];[.$A$17];[.$Q$1];[.$A$18];[.$Q4];[.$A$19];[.$A$17];[.$R$1];[.$A$18];[.$R4];[.$A$19];[.$A$17];[.$S$1];[.$A$18];[.$S4];[.$A$19];[.$A$17];[.$T$1];[.$A$18];[.$T4];[.$A$19];[.$A$17];[.$U$1];[.$A$18];[.$U4];[.$A$19];[.$A$17];[.$V$1];[.$A$18];[.$V4];[.$A$19];[.$A$17];[.$W$1];[.$A$18];[.$W4];[.$A$19];[.$A$17];[.$X$1];[.$A$18];[.$X4];&quot;}]&quot;)" office:value-type="string" office:string-value="[{&quot;region&quot;:&quot;Alsace&quot;,&quot;cases&quot;:49},{&quot;region&quot;:&quot;Aquitaine&quot;,&quot;cases&quot;:70},{&quot;region&quot;:&quot;Auvergne&quot;,&quot;cases&quot;:33},{&quot;region&quot;:&quot;Basse-Normandie&quot;,&quot;cases&quot;:79},{&quot;region&quot;:&quot;Bourgogne&quot;,&quot;cases&quot;:116},{&quot;region&quot;:&quot;Bretagne&quot;,&quot;cases&quot;:62},{&quot;region&quot;:&quot;Centre&quot;,&quot;cases&quot;:65},{&quot;region&quot;:&quot;Champagne-Ardenne&quot;,&quot;cases&quot;:38},{&quot;region&quot;:&quot;Corse&quot;,&quot;cases&quot;:52},{&quot;region&quot;:&quot;Franche-Comte&quot;,&quot;cases&quot;:67},{&quot;region&quot;:&quot;Haute-Normandie&quot;,&quot;cases&quot;:90},{&quot;region&quot;:&quot;Ile-de-France&quot;,&quot;cases&quot;:107},{&quot;region&quot;:&quot;Languedoc-Rousillon&quot;,&quot;cases&quot;:29},{&quot;region&quot;:&quot;Limousin&quot;,&quot;cases&quot;:94},{&quot;region&quot;:&quot;Lorraine&quot;,&quot;cases&quot;:38},{&quot;region&quot;:&quot;Midi-Pyrenees&quot;,&quot;cases&quot;:16},{&quot;region&quot;:&quot;Nord-Pas-de-Calais&quot;,&quot;cases&quot;:220},{&quot;region&quot;:&quot;Pays-de-la-Loire&quot;,&quot;cases&quot;:45},{&quot;region&quot;:&quot;Picardie&quot;,&quot;cases&quot;:0},{&quot;region&quot;:&quot;Poitou-Charentes&quot;,&quot;cases&quot;:43},{&quot;region&quot;:&quot;Provence-Alpes-Cote-dAzur&quot;,&quot;cases&quot;:24},{&quot;region&quot;:&quot;Rhone-Alpes&quot;,&quot;cases&quot;:76}]" calcext:value-type="string">
            <text:p>[{"region":"Alsace","cases":49},{"region":"Aquitaine","cases":70},{"region":"Auvergne","cases":33},{"region":"Basse-Normandie","cases":79},{"region":"Bourgogne","cases":116},{"region":"Bretagne","cases":62},{"region":"Centre","cases":65},{"region":"Champagne-Ardenne","cases":38},{"region":"Corse","cases":52},{"region":"Franche-Comte","cases":67},{"region":"Haute-Normandie","cases":90},{"region":"Ile-de-France","cases":107},{"region":"Languedoc-Rousillon","cases":29},{"region":"Limousin","cases":94},{"region":"Lorraine","cases":38},{"region":"Midi-Pyrenees","cases":16},{"region":"Nord-Pas-de-Calais","cases":220},{"region":"Pays-de-la-Loire","cases":45},{"region":"Picardie","cases":0},{"region":"Poitou-Charentes","cases":43},{"region":"Provence-Alpes-Cote-dAzur","cases":24},{"region":"Rhone-Alpes","cases":76}]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formula="of:=CONCATENATE(&quot;[&quot;;[.$A$17];[.$C$1];[.$A$18];[.$C5];[.$A$19];[.$A$17];[.$D$1];[.$A$18];[.$D5];[.$A$19];[.$A$17];[.$E$1];[.$A$18];[.$E5];[.$A$19];[.$A$17];[.$F$1];[.$A$18];[.$F5];[.$A$19];[.$A$17];[.$G$1];[.$A$18];[.$G5];[.$A$19];[.$A$17];[.$H$1];[.$A$18];[.$H5];[.$A$19];[.$A$17];[.$I$1];[.$A$18];[.$I5];[.$A$19];[.$A$17];[.$J$1];[.$A$18];[.$J5];[.$A$19];[.$A$17];[.$K$1];[.$A$18];[.$K5];[.$A$19];[.$A$17];[.$L$1];[.$A$18];[.$L5];[.$A$19];[.$A$17];[.$M$1];[.$A$18];[.$M5];[.$A$19];[.$A$17];[.$N$1];[.$A$18];[.$N5];[.$A$19];[.$A$17];[.$O$1];[.$A$18];[.$O5];[.$A$19];[.$A$17];[.$P$1];[.$A$18];[.$P5];[.$A$19];[.$A$17];[.$Q$1];[.$A$18];[.$Q5];[.$A$19];[.$A$17];[.$R$1];[.$A$18];[.$R5];[.$A$19];[.$A$17];[.$S$1];[.$A$18];[.$S5];[.$A$19];[.$A$17];[.$T$1];[.$A$18];[.$T5];[.$A$19];[.$A$17];[.$U$1];[.$A$18];[.$U5];[.$A$19];[.$A$17];[.$V$1];[.$A$18];[.$V5];[.$A$19];[.$A$17];[.$W$1];[.$A$18];[.$W5];[.$A$19];[.$A$17];[.$X$1];[.$A$18];[.$X5];&quot;}]&quot;)" office:value-type="string" office:string-value="[{&quot;region&quot;:&quot;Alsace&quot;,&quot;cases&quot;:17},{&quot;region&quot;:&quot;Aquitaine&quot;,&quot;cases&quot;:80},{&quot;region&quot;:&quot;Auvergne&quot;,&quot;cases&quot;:87},{&quot;region&quot;:&quot;Basse-Normandie&quot;,&quot;cases&quot;:59},{&quot;region&quot;:&quot;Bourgogne&quot;,&quot;cases&quot;:37},{&quot;region&quot;:&quot;Bretagne&quot;,&quot;cases&quot;:45},{&quot;region&quot;:&quot;Centre&quot;,&quot;cases&quot;:65},{&quot;region&quot;:&quot;Champagne-Ardenne&quot;,&quot;cases&quot;:139},{&quot;region&quot;:&quot;Corse&quot;,&quot;cases&quot;:69},{&quot;region&quot;:&quot;Franche-Comte&quot;,&quot;cases&quot;:0},{&quot;region&quot;:&quot;Haute-Normandie&quot;,&quot;cases&quot;:107},{&quot;region&quot;:&quot;Ile-de-France&quot;,&quot;cases&quot;:84},{&quot;region&quot;:&quot;Languedoc-Rousillon&quot;,&quot;cases&quot;:43},{&quot;region&quot;:&quot;Limousin&quot;,&quot;cases&quot;:78},{&quot;region&quot;:&quot;Lorraine&quot;,&quot;cases&quot;:47},{&quot;region&quot;:&quot;Midi-Pyrenees&quot;,&quot;cases&quot;:35},{&quot;region&quot;:&quot;Nord-Pas-de-Calais&quot;,&quot;cases&quot;:120},{&quot;region&quot;:&quot;Pays-de-la-Loire&quot;,&quot;cases&quot;:43},{&quot;region&quot;:&quot;Picardie&quot;,&quot;cases&quot;:0},{&quot;region&quot;:&quot;Poitou-Charentes&quot;,&quot;cases&quot;:129},{&quot;region&quot;:&quot;Provence-Alpes-Cote-dAzur&quot;,&quot;cases&quot;:23},{&quot;region&quot;:&quot;Rhone-Alpes&quot;,&quot;cases&quot;:150}]" calcext:value-type="string">
            <text:p>[{"region":"Alsace","cases":17},{"region":"Aquitaine","cases":80},{"region":"Auvergne","cases":87},{"region":"Basse-Normandie","cases":59},{"region":"Bourgogne","cases":37},{"region":"Bretagne","cases":45},{"region":"Centre","cases":65},{"region":"Champagne-Ardenne","cases":139},{"region":"Corse","cases":69},{"region":"Franche-Comte","cases":0},{"region":"Haute-Normandie","cases":107},{"region":"Ile-de-France","cases":84},{"region":"Languedoc-Rousillon","cases":43},{"region":"Limousin","cases":78},{"region":"Lorraine","cases":47},{"region":"Midi-Pyrenees","cases":35},{"region":"Nord-Pas-de-Calais","cases":120},{"region":"Pays-de-la-Loire","cases":43},{"region":"Picardie","cases":0},{"region":"Poitou-Charentes","cases":129},{"region":"Provence-Alpes-Cote-dAzur","cases":23},{"region":"Rhone-Alpes","cases":150}]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  <table:table-cell office:value-type="float" office:value="218" calcext:value-type="float">
            <text:p>218</text:p>
          </table:table-cell>
          <table:table-cell table:formula="of:=CONCATENATE(&quot;[&quot;;[.$A$17];[.$C$1];[.$A$18];[.$C6];[.$A$19];[.$A$17];[.$D$1];[.$A$18];[.$D6];[.$A$19];[.$A$17];[.$E$1];[.$A$18];[.$E6];[.$A$19];[.$A$17];[.$F$1];[.$A$18];[.$F6];[.$A$19];[.$A$17];[.$G$1];[.$A$18];[.$G6];[.$A$19];[.$A$17];[.$H$1];[.$A$18];[.$H6];[.$A$19];[.$A$17];[.$I$1];[.$A$18];[.$I6];[.$A$19];[.$A$17];[.$J$1];[.$A$18];[.$J6];[.$A$19];[.$A$17];[.$K$1];[.$A$18];[.$K6];[.$A$19];[.$A$17];[.$L$1];[.$A$18];[.$L6];[.$A$19];[.$A$17];[.$M$1];[.$A$18];[.$M6];[.$A$19];[.$A$17];[.$N$1];[.$A$18];[.$N6];[.$A$19];[.$A$17];[.$O$1];[.$A$18];[.$O6];[.$A$19];[.$A$17];[.$P$1];[.$A$18];[.$P6];[.$A$19];[.$A$17];[.$Q$1];[.$A$18];[.$Q6];[.$A$19];[.$A$17];[.$R$1];[.$A$18];[.$R6];[.$A$19];[.$A$17];[.$S$1];[.$A$18];[.$S6];[.$A$19];[.$A$17];[.$T$1];[.$A$18];[.$T6];[.$A$19];[.$A$17];[.$U$1];[.$A$18];[.$U6];[.$A$19];[.$A$17];[.$V$1];[.$A$18];[.$V6];[.$A$19];[.$A$17];[.$W$1];[.$A$18];[.$W6];[.$A$19];[.$A$17];[.$X$1];[.$A$18];[.$X6];&quot;}]&quot;)" office:value-type="string" office:string-value="[{&quot;region&quot;:&quot;Alsace&quot;,&quot;cases&quot;:36},{&quot;region&quot;:&quot;Aquitaine&quot;,&quot;cases&quot;:170},{&quot;region&quot;:&quot;Auvergne&quot;,&quot;cases&quot;:85},{&quot;region&quot;:&quot;Basse-Normandie&quot;,&quot;cases&quot;:63},{&quot;region&quot;:&quot;Bourgogne&quot;,&quot;cases&quot;:58},{&quot;region&quot;:&quot;Bretagne&quot;,&quot;cases&quot;:72},{&quot;region&quot;:&quot;Centre&quot;,&quot;cases&quot;:14},{&quot;region&quot;:&quot;Champagne-Ardenne&quot;,&quot;cases&quot;:63},{&quot;region&quot;:&quot;Corse&quot;,&quot;cases&quot;:71},{&quot;region&quot;:&quot;Franche-Comte&quot;,&quot;cases&quot;:93},{&quot;region&quot;:&quot;Haute-Normandie&quot;,&quot;cases&quot;:192},{&quot;region&quot;:&quot;Ile-de-France&quot;,&quot;cases&quot;:115},{&quot;region&quot;:&quot;Languedoc-Rousillon&quot;,&quot;cases&quot;:49},{&quot;region&quot;:&quot;Limousin&quot;,&quot;cases&quot;:128},{&quot;region&quot;:&quot;Lorraine&quot;,&quot;cases&quot;:55},{&quot;region&quot;:&quot;Midi-Pyrenees&quot;,&quot;cases&quot;:36},{&quot;region&quot;:&quot;Nord-Pas-de-Calais&quot;,&quot;cases&quot;:145},{&quot;region&quot;:&quot;Pays-de-la-Loire&quot;,&quot;cases&quot;:94},{&quot;region&quot;:&quot;Picardie&quot;,&quot;cases&quot;:0},{&quot;region&quot;:&quot;Poitou-Charentes&quot;,&quot;cases&quot;:184},{&quot;region&quot;:&quot;Provence-Alpes-Cote-dAzur&quot;,&quot;cases&quot;:30},{&quot;region&quot;:&quot;Rhone-Alpes&quot;,&quot;cases&quot;:218}]" calcext:value-type="string">
            <text:p>[{"region":"Alsace","cases":36},{"region":"Aquitaine","cases":170},{"region":"Auvergne","cases":85},{"region":"Basse-Normandie","cases":63},{"region":"Bourgogne","cases":58},{"region":"Bretagne","cases":72},{"region":"Centre","cases":14},{"region":"Champagne-Ardenne","cases":63},{"region":"Corse","cases":71},{"region":"Franche-Comte","cases":93},{"region":"Haute-Normandie","cases":192},{"region":"Ile-de-France","cases":115},{"region":"Languedoc-Rousillon","cases":49},{"region":"Limousin","cases":128},{"region":"Lorraine","cases":55},{"region":"Midi-Pyrenees","cases":36},{"region":"Nord-Pas-de-Calais","cases":145},{"region":"Pays-de-la-Loire","cases":94},{"region":"Picardie","cases":0},{"region":"Poitou-Charentes","cases":184},{"region":"Provence-Alpes-Cote-dAzur","cases":30},{"region":"Rhone-Alpes","cases":218}]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74" calcext:value-type="float">
            <text:p>174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182" calcext:value-type="float">
            <text:p>182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office:value-type="float" office:value="166" calcext:value-type="float">
            <text:p>166</text:p>
          </table:table-cell>
          <table:table-cell table:formula="of:=CONCATENATE(&quot;[&quot;;[.$A$17];[.$C$1];[.$A$18];[.$C7];[.$A$19];[.$A$17];[.$D$1];[.$A$18];[.$D7];[.$A$19];[.$A$17];[.$E$1];[.$A$18];[.$E7];[.$A$19];[.$A$17];[.$F$1];[.$A$18];[.$F7];[.$A$19];[.$A$17];[.$G$1];[.$A$18];[.$G7];[.$A$19];[.$A$17];[.$H$1];[.$A$18];[.$H7];[.$A$19];[.$A$17];[.$I$1];[.$A$18];[.$I7];[.$A$19];[.$A$17];[.$J$1];[.$A$18];[.$J7];[.$A$19];[.$A$17];[.$K$1];[.$A$18];[.$K7];[.$A$19];[.$A$17];[.$L$1];[.$A$18];[.$L7];[.$A$19];[.$A$17];[.$M$1];[.$A$18];[.$M7];[.$A$19];[.$A$17];[.$N$1];[.$A$18];[.$N7];[.$A$19];[.$A$17];[.$O$1];[.$A$18];[.$O7];[.$A$19];[.$A$17];[.$P$1];[.$A$18];[.$P7];[.$A$19];[.$A$17];[.$Q$1];[.$A$18];[.$Q7];[.$A$19];[.$A$17];[.$R$1];[.$A$18];[.$R7];[.$A$19];[.$A$17];[.$S$1];[.$A$18];[.$S7];[.$A$19];[.$A$17];[.$T$1];[.$A$18];[.$T7];[.$A$19];[.$A$17];[.$U$1];[.$A$18];[.$U7];[.$A$19];[.$A$17];[.$V$1];[.$A$18];[.$V7];[.$A$19];[.$A$17];[.$W$1];[.$A$18];[.$W7];[.$A$19];[.$A$17];[.$X$1];[.$A$18];[.$X7];&quot;}]&quot;)" office:value-type="string" office:string-value="[{&quot;region&quot;:&quot;Alsace&quot;,&quot;cases&quot;:84},{&quot;region&quot;:&quot;Aquitaine&quot;,&quot;cases&quot;:98},{&quot;region&quot;:&quot;Auvergne&quot;,&quot;cases&quot;:106},{&quot;region&quot;:&quot;Basse-Normandie&quot;,&quot;cases&quot;:107},{&quot;region&quot;:&quot;Bourgogne&quot;,&quot;cases&quot;:43},{&quot;region&quot;:&quot;Bretagne&quot;,&quot;cases&quot;:85},{&quot;region&quot;:&quot;Centre&quot;,&quot;cases&quot;:55},{&quot;region&quot;:&quot;Champagne-Ardenne&quot;,&quot;cases&quot;:174},{&quot;region&quot;:&quot;Corse&quot;,&quot;cases&quot;:94},{&quot;region&quot;:&quot;Franche-Comte&quot;,&quot;cases&quot;:68},{&quot;region&quot;:&quot;Haute-Normandie&quot;,&quot;cases&quot;:12},{&quot;region&quot;:&quot;Ile-de-France&quot;,&quot;cases&quot;:110},{&quot;region&quot;:&quot;Languedoc-Rousillon&quot;,&quot;cases&quot;:86},{&quot;region&quot;:&quot;Limousin&quot;,&quot;cases&quot;:182},{&quot;region&quot;:&quot;Lorraine&quot;,&quot;cases&quot;:122},{&quot;region&quot;:&quot;Midi-Pyrenees&quot;,&quot;cases&quot;:72},{&quot;region&quot;:&quot;Nord-Pas-de-Calais&quot;,&quot;cases&quot;:159},{&quot;region&quot;:&quot;Pays-de-la-Loire&quot;,&quot;cases&quot;:128},{&quot;region&quot;:&quot;Picardie&quot;,&quot;cases&quot;:25},{&quot;region&quot;:&quot;Poitou-Charentes&quot;,&quot;cases&quot;:206},{&quot;region&quot;:&quot;Provence-Alpes-Cote-dAzur&quot;,&quot;cases&quot;:94},{&quot;region&quot;:&quot;Rhone-Alpes&quot;,&quot;cases&quot;:166}]" calcext:value-type="string">
            <text:p>[{"region":"Alsace","cases":84},{"region":"Aquitaine","cases":98},{"region":"Auvergne","cases":106},{"region":"Basse-Normandie","cases":107},{"region":"Bourgogne","cases":43},{"region":"Bretagne","cases":85},{"region":"Centre","cases":55},{"region":"Champagne-Ardenne","cases":174},{"region":"Corse","cases":94},{"region":"Franche-Comte","cases":68},{"region":"Haute-Normandie","cases":12},{"region":"Ile-de-France","cases":110},{"region":"Languedoc-Rousillon","cases":86},{"region":"Limousin","cases":182},{"region":"Lorraine","cases":122},{"region":"Midi-Pyrenees","cases":72},{"region":"Nord-Pas-de-Calais","cases":159},{"region":"Pays-de-la-Loire","cases":128},{"region":"Picardie","cases":25},{"region":"Poitou-Charentes","cases":206},{"region":"Provence-Alpes-Cote-dAzur","cases":94},{"region":"Rhone-Alpes","cases":166}]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float" office:value="215" calcext:value-type="float">
            <text:p>215</text:p>
          </table:table-cell>
          <table:table-cell office:value-type="float" office:value="108" calcext:value-type="float">
            <text:p>108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office:value-type="float" office:value="218" calcext:value-type="float">
            <text:p>218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  <table:table-cell table:formula="of:=CONCATENATE(&quot;[&quot;;[.$A$17];[.$C$1];[.$A$18];[.$C8];[.$A$19];[.$A$17];[.$D$1];[.$A$18];[.$D8];[.$A$19];[.$A$17];[.$E$1];[.$A$18];[.$E8];[.$A$19];[.$A$17];[.$F$1];[.$A$18];[.$F8];[.$A$19];[.$A$17];[.$G$1];[.$A$18];[.$G8];[.$A$19];[.$A$17];[.$H$1];[.$A$18];[.$H8];[.$A$19];[.$A$17];[.$I$1];[.$A$18];[.$I8];[.$A$19];[.$A$17];[.$J$1];[.$A$18];[.$J8];[.$A$19];[.$A$17];[.$K$1];[.$A$18];[.$K8];[.$A$19];[.$A$17];[.$L$1];[.$A$18];[.$L8];[.$A$19];[.$A$17];[.$M$1];[.$A$18];[.$M8];[.$A$19];[.$A$17];[.$N$1];[.$A$18];[.$N8];[.$A$19];[.$A$17];[.$O$1];[.$A$18];[.$O8];[.$A$19];[.$A$17];[.$P$1];[.$A$18];[.$P8];[.$A$19];[.$A$17];[.$Q$1];[.$A$18];[.$Q8];[.$A$19];[.$A$17];[.$R$1];[.$A$18];[.$R8];[.$A$19];[.$A$17];[.$S$1];[.$A$18];[.$S8];[.$A$19];[.$A$17];[.$T$1];[.$A$18];[.$T8];[.$A$19];[.$A$17];[.$U$1];[.$A$18];[.$U8];[.$A$19];[.$A$17];[.$V$1];[.$A$18];[.$V8];[.$A$19];[.$A$17];[.$W$1];[.$A$18];[.$W8];[.$A$19];[.$A$17];[.$X$1];[.$A$18];[.$X8];&quot;}]&quot;)" office:value-type="string" office:string-value="[{&quot;region&quot;:&quot;Alsace&quot;,&quot;cases&quot;:240},{&quot;region&quot;:&quot;Aquitaine&quot;,&quot;cases&quot;:229},{&quot;region&quot;:&quot;Auvergne&quot;,&quot;cases&quot;:202},{&quot;region&quot;:&quot;Basse-Normandie&quot;,&quot;cases&quot;:191},{&quot;region&quot;:&quot;Bourgogne&quot;,&quot;cases&quot;:119},{&quot;region&quot;:&quot;Bretagne&quot;,&quot;cases&quot;:127},{&quot;region&quot;:&quot;Centre&quot;,&quot;cases&quot;:149},{&quot;region&quot;:&quot;Champagne-Ardenne&quot;,&quot;cases&quot;:197},{&quot;region&quot;:&quot;Corse&quot;,&quot;cases&quot;:156},{&quot;region&quot;:&quot;Franche-Comte&quot;,&quot;cases&quot;:110},{&quot;region&quot;:&quot;Haute-Normandie&quot;,&quot;cases&quot;:48},{&quot;region&quot;:&quot;Ile-de-France&quot;,&quot;cases&quot;:215},{&quot;region&quot;:&quot;Languedoc-Rousillon&quot;,&quot;cases&quot;:108},{&quot;region&quot;:&quot;Limousin&quot;,&quot;cases&quot;:226},{&quot;region&quot;:&quot;Lorraine&quot;,&quot;cases&quot;:115},{&quot;region&quot;:&quot;Midi-Pyrenees&quot;,&quot;cases&quot;:93},{&quot;region&quot;:&quot;Nord-Pas-de-Calais&quot;,&quot;cases&quot;:178},{&quot;region&quot;:&quot;Pays-de-la-Loire&quot;,&quot;cases&quot;:168},{&quot;region&quot;:&quot;Picardie&quot;,&quot;cases&quot;:104},{&quot;region&quot;:&quot;Poitou-Charentes&quot;,&quot;cases&quot;:218},{&quot;region&quot;:&quot;Provence-Alpes-Cote-dAzur&quot;,&quot;cases&quot;:151},{&quot;region&quot;:&quot;Rhone-Alpes&quot;,&quot;cases&quot;:192}]" calcext:value-type="string">
            <text:p>[{"region":"Alsace","cases":240},{"region":"Aquitaine","cases":229},{"region":"Auvergne","cases":202},{"region":"Basse-Normandie","cases":191},{"region":"Bourgogne","cases":119},{"region":"Bretagne","cases":127},{"region":"Centre","cases":149},{"region":"Champagne-Ardenne","cases":197},{"region":"Corse","cases":156},{"region":"Franche-Comte","cases":110},{"region":"Haute-Normandie","cases":48},{"region":"Ile-de-France","cases":215},{"region":"Languedoc-Rousillon","cases":108},{"region":"Limousin","cases":226},{"region":"Lorraine","cases":115},{"region":"Midi-Pyrenees","cases":93},{"region":"Nord-Pas-de-Calais","cases":178},{"region":"Pays-de-la-Loire","cases":168},{"region":"Picardie","cases":104},{"region":"Poitou-Charentes","cases":218},{"region":"Provence-Alpes-Cote-dAzur","cases":151},{"region":"Rhone-Alpes","cases":192}]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165" calcext:value-type="float">
            <text:p>165</text:p>
          </table:table-cell>
          <table:table-cell office:value-type="float" office:value="314" calcext:value-type="float">
            <text:p>314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285" calcext:value-type="float">
            <text:p>285</text:p>
          </table:table-cell>
          <table:table-cell office:value-type="float" office:value="210" calcext:value-type="float">
            <text:p>210</text:p>
          </table:table-cell>
          <table:table-cell office:value-type="float" office:value="303" calcext:value-type="float">
            <text:p>303</text:p>
          </table:table-cell>
          <table:table-cell office:value-type="float" office:value="176" calcext:value-type="float">
            <text:p>176</text:p>
          </table:table-cell>
          <table:table-cell office:value-type="float" office:value="606" calcext:value-type="float">
            <text:p>606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139" calcext:value-type="float">
            <text:p>139</text:p>
          </table:table-cell>
          <table:table-cell office:value-type="float" office:value="220" calcext:value-type="float">
            <text:p>220</text:p>
          </table:table-cell>
          <table:table-cell office:value-type="float" office:value="344" calcext:value-type="float">
            <text:p>344</text:p>
          </table:table-cell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table:formula="of:=CONCATENATE(&quot;[&quot;;[.$A$17];[.$C$1];[.$A$18];[.$C9];[.$A$19];[.$A$17];[.$D$1];[.$A$18];[.$D9];[.$A$19];[.$A$17];[.$E$1];[.$A$18];[.$E9];[.$A$19];[.$A$17];[.$F$1];[.$A$18];[.$F9];[.$A$19];[.$A$17];[.$G$1];[.$A$18];[.$G9];[.$A$19];[.$A$17];[.$H$1];[.$A$18];[.$H9];[.$A$19];[.$A$17];[.$I$1];[.$A$18];[.$I9];[.$A$19];[.$A$17];[.$J$1];[.$A$18];[.$J9];[.$A$19];[.$A$17];[.$K$1];[.$A$18];[.$K9];[.$A$19];[.$A$17];[.$L$1];[.$A$18];[.$L9];[.$A$19];[.$A$17];[.$M$1];[.$A$18];[.$M9];[.$A$19];[.$A$17];[.$N$1];[.$A$18];[.$N9];[.$A$19];[.$A$17];[.$O$1];[.$A$18];[.$O9];[.$A$19];[.$A$17];[.$P$1];[.$A$18];[.$P9];[.$A$19];[.$A$17];[.$Q$1];[.$A$18];[.$Q9];[.$A$19];[.$A$17];[.$R$1];[.$A$18];[.$R9];[.$A$19];[.$A$17];[.$S$1];[.$A$18];[.$S9];[.$A$19];[.$A$17];[.$T$1];[.$A$18];[.$T9];[.$A$19];[.$A$17];[.$U$1];[.$A$18];[.$U9];[.$A$19];[.$A$17];[.$V$1];[.$A$18];[.$V9];[.$A$19];[.$A$17];[.$W$1];[.$A$18];[.$W9];[.$A$19];[.$A$17];[.$X$1];[.$A$18];[.$X9];&quot;}]&quot;)" office:value-type="string" office:string-value="[{&quot;region&quot;:&quot;Alsace&quot;,&quot;cases&quot;:292},{&quot;region&quot;:&quot;Aquitaine&quot;,&quot;cases&quot;:165},{&quot;region&quot;:&quot;Auvergne&quot;,&quot;cases&quot;:314},{&quot;region&quot;:&quot;Basse-Normandie&quot;,&quot;cases&quot;:192},{&quot;region&quot;:&quot;Bourgogne&quot;,&quot;cases&quot;:96},{&quot;region&quot;:&quot;Bretagne&quot;,&quot;cases&quot;:137},{&quot;region&quot;:&quot;Centre&quot;,&quot;cases&quot;:139},{&quot;region&quot;:&quot;Champagne-Ardenne&quot;,&quot;cases&quot;:247},{&quot;region&quot;:&quot;Corse&quot;,&quot;cases&quot;:256},{&quot;region&quot;:&quot;Franche-Comte&quot;,&quot;cases&quot;:285},{&quot;region&quot;:&quot;Haute-Normandie&quot;,&quot;cases&quot;:210},{&quot;region&quot;:&quot;Ile-de-France&quot;,&quot;cases&quot;:303},{&quot;region&quot;:&quot;Languedoc-Rousillon&quot;,&quot;cases&quot;:176},{&quot;region&quot;:&quot;Limousin&quot;,&quot;cases&quot;:606},{&quot;region&quot;:&quot;Lorraine&quot;,&quot;cases&quot;:179},{&quot;region&quot;:&quot;Midi-Pyrenees&quot;,&quot;cases&quot;:197},{&quot;region&quot;:&quot;Nord-Pas-de-Calais&quot;,&quot;cases&quot;:164},{&quot;region&quot;:&quot;Pays-de-la-Loire&quot;,&quot;cases&quot;:139},{&quot;region&quot;:&quot;Picardie&quot;,&quot;cases&quot;:220},{&quot;region&quot;:&quot;Poitou-Charentes&quot;,&quot;cases&quot;:344},{&quot;region&quot;:&quot;Provence-Alpes-Cote-dAzur&quot;,&quot;cases&quot;:229},{&quot;region&quot;:&quot;Rhone-Alpes&quot;,&quot;cases&quot;:309}]" calcext:value-type="string">
            <text:p>[{"region":"Alsace","cases":292},{"region":"Aquitaine","cases":165},{"region":"Auvergne","cases":314},{"region":"Basse-Normandie","cases":192},{"region":"Bourgogne","cases":96},{"region":"Bretagne","cases":137},{"region":"Centre","cases":139},{"region":"Champagne-Ardenne","cases":247},{"region":"Corse","cases":256},{"region":"Franche-Comte","cases":285},{"region":"Haute-Normandie","cases":210},{"region":"Ile-de-France","cases":303},{"region":"Languedoc-Rousillon","cases":176},{"region":"Limousin","cases":606},{"region":"Lorraine","cases":179},{"region":"Midi-Pyrenees","cases":197},{"region":"Nord-Pas-de-Calais","cases":164},{"region":"Pays-de-la-Loire","cases":139},{"region":"Picardie","cases":220},{"region":"Poitou-Charentes","cases":344},{"region":"Provence-Alpes-Cote-dAzur","cases":229},{"region":"Rhone-Alpes","cases":309}]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 office:value-type="float" office:value="584" calcext:value-type="float">
            <text:p>584</text:p>
          </table:table-cell>
          <table:table-cell office:value-type="float" office:value="474" calcext:value-type="float">
            <text:p>474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 office:value-type="float" office:value="483" calcext:value-type="float">
            <text:p>483</text:p>
          </table:table-cell>
          <table:table-cell office:value-type="float" office:value="308" calcext:value-type="float">
            <text:p>308</text:p>
          </table:table-cell>
          <table:table-cell office:value-type="float" office:value="553" calcext:value-type="float">
            <text:p>553</text:p>
          </table:table-cell>
          <table:table-cell office:value-type="float" office:value="269" calcext:value-type="float">
            <text:p>269</text:p>
          </table:table-cell>
          <table:table-cell office:value-type="float" office:value="251" calcext:value-type="float">
            <text:p>251</text:p>
          </table:table-cell>
          <table:table-cell office:value-type="float" office:value="293" calcext:value-type="float">
            <text:p>293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1319" calcext:value-type="float">
            <text:p>1319</text:p>
          </table:table-cell>
          <table:table-cell office:value-type="float" office:value="432" calcext:value-type="float">
            <text:p>432</text:p>
          </table:table-cell>
          <table:table-cell office:value-type="float" office:value="497" calcext:value-type="float">
            <text:p>497</text:p>
          </table:table-cell>
          <table:table-cell office:value-type="float" office:value="250" calcext:value-type="float">
            <text:p>250</text:p>
          </table:table-cell>
          <table:table-cell office:value-type="float" office:value="369" calcext:value-type="float">
            <text:p>369</text:p>
          </table:table-cell>
          <table:table-cell office:value-type="float" office:value="768" calcext:value-type="float">
            <text:p>768</text:p>
          </table:table-cell>
          <table:table-cell office:value-type="float" office:value="437" calcext:value-type="float">
            <text:p>437</text:p>
          </table:table-cell>
          <table:table-cell office:value-type="float" office:value="292" calcext:value-type="float">
            <text:p>292</text:p>
          </table:table-cell>
          <table:table-cell office:value-type="float" office:value="546" calcext:value-type="float">
            <text:p>546</text:p>
          </table:table-cell>
          <table:table-cell table:formula="of:=CONCATENATE(&quot;[&quot;;[.$A$17];[.$C$1];[.$A$18];[.$C10];[.$A$19];[.$A$17];[.$D$1];[.$A$18];[.$D10];[.$A$19];[.$A$17];[.$E$1];[.$A$18];[.$E10];[.$A$19];[.$A$17];[.$F$1];[.$A$18];[.$F10];[.$A$19];[.$A$17];[.$G$1];[.$A$18];[.$G10];[.$A$19];[.$A$17];[.$H$1];[.$A$18];[.$H10];[.$A$19];[.$A$17];[.$I$1];[.$A$18];[.$I10];[.$A$19];[.$A$17];[.$J$1];[.$A$18];[.$J10];[.$A$19];[.$A$17];[.$K$1];[.$A$18];[.$K10];[.$A$19];[.$A$17];[.$L$1];[.$A$18];[.$L10];[.$A$19];[.$A$17];[.$M$1];[.$A$18];[.$M10];[.$A$19];[.$A$17];[.$N$1];[.$A$18];[.$N10];[.$A$19];[.$A$17];[.$O$1];[.$A$18];[.$O10];[.$A$19];[.$A$17];[.$P$1];[.$A$18];[.$P10];[.$A$19];[.$A$17];[.$Q$1];[.$A$18];[.$Q10];[.$A$19];[.$A$17];[.$R$1];[.$A$18];[.$R10];[.$A$19];[.$A$17];[.$S$1];[.$A$18];[.$S10];[.$A$19];[.$A$17];[.$T$1];[.$A$18];[.$T10];[.$A$19];[.$A$17];[.$U$1];[.$A$18];[.$U10];[.$A$19];[.$A$17];[.$V$1];[.$A$18];[.$V10];[.$A$19];[.$A$17];[.$W$1];[.$A$18];[.$W10];[.$A$19];[.$A$17];[.$X$1];[.$A$18];[.$X10];&quot;}]&quot;)" office:value-type="string" office:string-value="[{&quot;region&quot;:&quot;Alsace&quot;,&quot;cases&quot;:462},{&quot;region&quot;:&quot;Aquitaine&quot;,&quot;cases&quot;:584},{&quot;region&quot;:&quot;Auvergne&quot;,&quot;cases&quot;:474},{&quot;region&quot;:&quot;Basse-Normandie&quot;,&quot;cases&quot;:428},{&quot;region&quot;:&quot;Bourgogne&quot;,&quot;cases&quot;:172},{&quot;region&quot;:&quot;Bretagne&quot;,&quot;cases&quot;:483},{&quot;region&quot;:&quot;Centre&quot;,&quot;cases&quot;:308},{&quot;region&quot;:&quot;Champagne-Ardenne&quot;,&quot;cases&quot;:553},{&quot;region&quot;:&quot;Corse&quot;,&quot;cases&quot;:269},{&quot;region&quot;:&quot;Franche-Comte&quot;,&quot;cases&quot;:251},{&quot;region&quot;:&quot;Haute-Normandie&quot;,&quot;cases&quot;:293},{&quot;region&quot;:&quot;Ile-de-France&quot;,&quot;cases&quot;:550},{&quot;region&quot;:&quot;Languedoc-Rousillon&quot;,&quot;cases&quot;:250},{&quot;region&quot;:&quot;Limousin&quot;,&quot;cases&quot;:1319},{&quot;region&quot;:&quot;Lorraine&quot;,&quot;cases&quot;:432},{&quot;region&quot;:&quot;Midi-Pyrenees&quot;,&quot;cases&quot;:497},{&quot;region&quot;:&quot;Nord-Pas-de-Calais&quot;,&quot;cases&quot;:250},{&quot;region&quot;:&quot;Pays-de-la-Loire&quot;,&quot;cases&quot;:369},{&quot;region&quot;:&quot;Picardie&quot;,&quot;cases&quot;:768},{&quot;region&quot;:&quot;Poitou-Charentes&quot;,&quot;cases&quot;:437},{&quot;region&quot;:&quot;Provence-Alpes-Cote-dAzur&quot;,&quot;cases&quot;:292},{&quot;region&quot;:&quot;Rhone-Alpes&quot;,&quot;cases&quot;:546}]" calcext:value-type="string">
            <text:p>[{"region":"Alsace","cases":462},{"region":"Aquitaine","cases":584},{"region":"Auvergne","cases":474},{"region":"Basse-Normandie","cases":428},{"region":"Bourgogne","cases":172},{"region":"Bretagne","cases":483},{"region":"Centre","cases":308},{"region":"Champagne-Ardenne","cases":553},{"region":"Corse","cases":269},{"region":"Franche-Comte","cases":251},{"region":"Haute-Normandie","cases":293},{"region":"Ile-de-France","cases":550},{"region":"Languedoc-Rousillon","cases":250},{"region":"Limousin","cases":1319},{"region":"Lorraine","cases":432},{"region":"Midi-Pyrenees","cases":497},{"region":"Nord-Pas-de-Calais","cases":250},{"region":"Pays-de-la-Loire","cases":369},{"region":"Picardie","cases":768},{"region":"Poitou-Charentes","cases":437},{"region":"Provence-Alpes-Cote-dAzur","cases":292},{"region":"Rhone-Alpes","cases":546}]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603" calcext:value-type="float">
            <text:p>603</text:p>
          </table:table-cell>
          <table:table-cell office:value-type="float" office:value="623" calcext:value-type="float">
            <text:p>623</text:p>
          </table:table-cell>
          <table:table-cell office:value-type="float" office:value="642" calcext:value-type="float">
            <text:p>642</text:p>
          </table:table-cell>
          <table:table-cell office:value-type="float" office:value="731" calcext:value-type="float">
            <text:p>731</text:p>
          </table:table-cell>
          <table:table-cell office:value-type="float" office:value="211" calcext:value-type="float">
            <text:p>211</text:p>
          </table:table-cell>
          <table:table-cell office:value-type="float" office:value="709" calcext:value-type="float">
            <text:p>709</text:p>
          </table:table-cell>
          <table:table-cell office:value-type="float" office:value="730" calcext:value-type="float">
            <text:p>730</text:p>
          </table:table-cell>
          <table:table-cell office:value-type="float" office:value="812" calcext:value-type="float">
            <text:p>812</text:p>
          </table:table-cell>
          <table:table-cell office:value-type="float" office:value="479" calcext:value-type="float">
            <text:p>479</text:p>
          </table:table-cell>
          <table:table-cell office:value-type="float" office:value="354" calcext:value-type="float">
            <text:p>354</text:p>
          </table:table-cell>
          <table:table-cell office:value-type="float" office:value="673" calcext:value-type="float">
            <text:p>673</text:p>
          </table:table-cell>
          <table:table-cell office:value-type="float" office:value="766" calcext:value-type="float">
            <text:p>766</text:p>
          </table:table-cell>
          <table:table-cell office:value-type="float" office:value="470" calcext:value-type="float">
            <text:p>470</text:p>
          </table:table-cell>
          <table:table-cell office:value-type="float" office:value="1627" calcext:value-type="float">
            <text:p>1627</text:p>
          </table:table-cell>
          <table:table-cell office:value-type="float" office:value="666" calcext:value-type="float">
            <text:p>666</text:p>
          </table:table-cell>
          <table:table-cell office:value-type="float" office:value="961" calcext:value-type="float">
            <text:p>961</text:p>
          </table:table-cell>
          <table:table-cell office:value-type="float" office:value="302" calcext:value-type="float">
            <text:p>302</text:p>
          </table:table-cell>
          <table:table-cell office:value-type="float" office:value="946" calcext:value-type="float">
            <text:p>946</text:p>
          </table:table-cell>
          <table:table-cell office:value-type="float" office:value="705" calcext:value-type="float">
            <text:p>705</text:p>
          </table:table-cell>
          <table:table-cell office:value-type="float" office:value="727" calcext:value-type="float">
            <text:p>727</text:p>
          </table:table-cell>
          <table:table-cell office:value-type="float" office:value="675" calcext:value-type="float">
            <text:p>675</text:p>
          </table:table-cell>
          <table:table-cell office:value-type="float" office:value="745" calcext:value-type="float">
            <text:p>745</text:p>
          </table:table-cell>
          <table:table-cell table:formula="of:=CONCATENATE(&quot;[&quot;;[.$A$17];[.$C$1];[.$A$18];[.$C11];[.$A$19];[.$A$17];[.$D$1];[.$A$18];[.$D11];[.$A$19];[.$A$17];[.$E$1];[.$A$18];[.$E11];[.$A$19];[.$A$17];[.$F$1];[.$A$18];[.$F11];[.$A$19];[.$A$17];[.$G$1];[.$A$18];[.$G11];[.$A$19];[.$A$17];[.$H$1];[.$A$18];[.$H11];[.$A$19];[.$A$17];[.$I$1];[.$A$18];[.$I11];[.$A$19];[.$A$17];[.$J$1];[.$A$18];[.$J11];[.$A$19];[.$A$17];[.$K$1];[.$A$18];[.$K11];[.$A$19];[.$A$17];[.$L$1];[.$A$18];[.$L11];[.$A$19];[.$A$17];[.$M$1];[.$A$18];[.$M11];[.$A$19];[.$A$17];[.$N$1];[.$A$18];[.$N11];[.$A$19];[.$A$17];[.$O$1];[.$A$18];[.$O11];[.$A$19];[.$A$17];[.$P$1];[.$A$18];[.$P11];[.$A$19];[.$A$17];[.$Q$1];[.$A$18];[.$Q11];[.$A$19];[.$A$17];[.$R$1];[.$A$18];[.$R11];[.$A$19];[.$A$17];[.$S$1];[.$A$18];[.$S11];[.$A$19];[.$A$17];[.$T$1];[.$A$18];[.$T11];[.$A$19];[.$A$17];[.$U$1];[.$A$18];[.$U11];[.$A$19];[.$A$17];[.$V$1];[.$A$18];[.$V11];[.$A$19];[.$A$17];[.$W$1];[.$A$18];[.$W11];[.$A$19];[.$A$17];[.$X$1];[.$A$18];[.$X11];&quot;}]&quot;)" office:value-type="string" office:string-value="[{&quot;region&quot;:&quot;Alsace&quot;,&quot;cases&quot;:603},{&quot;region&quot;:&quot;Aquitaine&quot;,&quot;cases&quot;:623},{&quot;region&quot;:&quot;Auvergne&quot;,&quot;cases&quot;:642},{&quot;region&quot;:&quot;Basse-Normandie&quot;,&quot;cases&quot;:731},{&quot;region&quot;:&quot;Bourgogne&quot;,&quot;cases&quot;:211},{&quot;region&quot;:&quot;Bretagne&quot;,&quot;cases&quot;:709},{&quot;region&quot;:&quot;Centre&quot;,&quot;cases&quot;:730},{&quot;region&quot;:&quot;Champagne-Ardenne&quot;,&quot;cases&quot;:812},{&quot;region&quot;:&quot;Corse&quot;,&quot;cases&quot;:479},{&quot;region&quot;:&quot;Franche-Comte&quot;,&quot;cases&quot;:354},{&quot;region&quot;:&quot;Haute-Normandie&quot;,&quot;cases&quot;:673},{&quot;region&quot;:&quot;Ile-de-France&quot;,&quot;cases&quot;:766},{&quot;region&quot;:&quot;Languedoc-Rousillon&quot;,&quot;cases&quot;:470},{&quot;region&quot;:&quot;Limousin&quot;,&quot;cases&quot;:1627},{&quot;region&quot;:&quot;Lorraine&quot;,&quot;cases&quot;:666},{&quot;region&quot;:&quot;Midi-Pyrenees&quot;,&quot;cases&quot;:961},{&quot;region&quot;:&quot;Nord-Pas-de-Calais&quot;,&quot;cases&quot;:302},{&quot;region&quot;:&quot;Pays-de-la-Loire&quot;,&quot;cases&quot;:946},{&quot;region&quot;:&quot;Picardie&quot;,&quot;cases&quot;:705},{&quot;region&quot;:&quot;Poitou-Charentes&quot;,&quot;cases&quot;:727},{&quot;region&quot;:&quot;Provence-Alpes-Cote-dAzur&quot;,&quot;cases&quot;:675},{&quot;region&quot;:&quot;Rhone-Alpes&quot;,&quot;cases&quot;:745}]" calcext:value-type="string">
            <text:p>[{"region":"Alsace","cases":603},{"region":"Aquitaine","cases":623},{"region":"Auvergne","cases":642},{"region":"Basse-Normandie","cases":731},{"region":"Bourgogne","cases":211},{"region":"Bretagne","cases":709},{"region":"Centre","cases":730},{"region":"Champagne-Ardenne","cases":812},{"region":"Corse","cases":479},{"region":"Franche-Comte","cases":354},{"region":"Haute-Normandie","cases":673},{"region":"Ile-de-France","cases":766},{"region":"Languedoc-Rousillon","cases":470},{"region":"Limousin","cases":1627},{"region":"Lorraine","cases":666},{"region":"Midi-Pyrenees","cases":961},{"region":"Nord-Pas-de-Calais","cases":302},{"region":"Pays-de-la-Loire","cases":946},{"region":"Picardie","cases":705},{"region":"Poitou-Charentes","cases":727},{"region":"Provence-Alpes-Cote-dAzur","cases":675},{"region":"Rhone-Alpes","cases":745}]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726" calcext:value-type="float">
            <text:p>726</text:p>
          </table:table-cell>
          <table:table-cell office:value-type="float" office:value="782" calcext:value-type="float">
            <text:p>782</text:p>
          </table:table-cell>
          <table:table-cell office:value-type="float" office:value="825" calcext:value-type="float">
            <text:p>825</text:p>
          </table:table-cell>
          <table:table-cell office:value-type="float" office:value="537" calcext:value-type="float">
            <text:p>537</text:p>
          </table:table-cell>
          <table:table-cell office:value-type="float" office:value="321" calcext:value-type="float">
            <text:p>321</text:p>
          </table:table-cell>
          <table:table-cell office:value-type="float" office:value="709" calcext:value-type="float">
            <text:p>709</text:p>
          </table:table-cell>
          <table:table-cell office:value-type="float" office:value="893" calcext:value-type="float">
            <text:p>893</text:p>
          </table:table-cell>
          <table:table-cell office:value-type="float" office:value="726" calcext:value-type="float">
            <text:p>726</text:p>
          </table:table-cell>
          <table:table-cell office:value-type="float" office:value="453" calcext:value-type="float">
            <text:p>453</text:p>
          </table:table-cell>
          <table:table-cell office:value-type="float" office:value="280" calcext:value-type="float">
            <text:p>280</text:p>
          </table:table-cell>
          <table:table-cell office:value-type="float" office:value="514" calcext:value-type="float">
            <text:p>514</text:p>
          </table:table-cell>
          <table:table-cell office:value-type="float" office:value="864" calcext:value-type="float">
            <text:p>864</text:p>
          </table:table-cell>
          <table:table-cell office:value-type="float" office:value="723" calcext:value-type="float">
            <text:p>723</text:p>
          </table:table-cell>
          <table:table-cell office:value-type="float" office:value="1848" calcext:value-type="float">
            <text:p>1848</text:p>
          </table:table-cell>
          <table:table-cell office:value-type="float" office:value="833" calcext:value-type="float">
            <text:p>833</text:p>
          </table:table-cell>
          <table:table-cell office:value-type="float" office:value="1138" calcext:value-type="float">
            <text:p>1138</text:p>
          </table:table-cell>
          <table:table-cell office:value-type="float" office:value="533" calcext:value-type="float">
            <text:p>533</text:p>
          </table:table-cell>
          <table:table-cell office:value-type="float" office:value="944" calcext:value-type="float">
            <text:p>944</text:p>
          </table:table-cell>
          <table:table-cell office:value-type="float" office:value="572" calcext:value-type="float">
            <text:p>572</text:p>
          </table:table-cell>
          <table:table-cell office:value-type="float" office:value="556" calcext:value-type="float">
            <text:p>556</text:p>
          </table:table-cell>
          <table:table-cell office:value-type="float" office:value="1075" calcext:value-type="float">
            <text:p>1075</text:p>
          </table:table-cell>
          <table:table-cell office:value-type="float" office:value="966" calcext:value-type="float">
            <text:p>966</text:p>
          </table:table-cell>
          <table:table-cell table:formula="of:=CONCATENATE(&quot;[&quot;;[.$A$17];[.$C$1];[.$A$18];[.$C12];[.$A$19];[.$A$17];[.$D$1];[.$A$18];[.$D12];[.$A$19];[.$A$17];[.$E$1];[.$A$18];[.$E12];[.$A$19];[.$A$17];[.$F$1];[.$A$18];[.$F12];[.$A$19];[.$A$17];[.$G$1];[.$A$18];[.$G12];[.$A$19];[.$A$17];[.$H$1];[.$A$18];[.$H12];[.$A$19];[.$A$17];[.$I$1];[.$A$18];[.$I12];[.$A$19];[.$A$17];[.$J$1];[.$A$18];[.$J12];[.$A$19];[.$A$17];[.$K$1];[.$A$18];[.$K12];[.$A$19];[.$A$17];[.$L$1];[.$A$18];[.$L12];[.$A$19];[.$A$17];[.$M$1];[.$A$18];[.$M12];[.$A$19];[.$A$17];[.$N$1];[.$A$18];[.$N12];[.$A$19];[.$A$17];[.$O$1];[.$A$18];[.$O12];[.$A$19];[.$A$17];[.$P$1];[.$A$18];[.$P12];[.$A$19];[.$A$17];[.$Q$1];[.$A$18];[.$Q12];[.$A$19];[.$A$17];[.$R$1];[.$A$18];[.$R12];[.$A$19];[.$A$17];[.$S$1];[.$A$18];[.$S12];[.$A$19];[.$A$17];[.$T$1];[.$A$18];[.$T12];[.$A$19];[.$A$17];[.$U$1];[.$A$18];[.$U12];[.$A$19];[.$A$17];[.$V$1];[.$A$18];[.$V12];[.$A$19];[.$A$17];[.$W$1];[.$A$18];[.$W12];[.$A$19];[.$A$17];[.$X$1];[.$A$18];[.$X12];&quot;}]&quot;)" office:value-type="string" office:string-value="[{&quot;region&quot;:&quot;Alsace&quot;,&quot;cases&quot;:726},{&quot;region&quot;:&quot;Aquitaine&quot;,&quot;cases&quot;:782},{&quot;region&quot;:&quot;Auvergne&quot;,&quot;cases&quot;:825},{&quot;region&quot;:&quot;Basse-Normandie&quot;,&quot;cases&quot;:537},{&quot;region&quot;:&quot;Bourgogne&quot;,&quot;cases&quot;:321},{&quot;region&quot;:&quot;Bretagne&quot;,&quot;cases&quot;:709},{&quot;region&quot;:&quot;Centre&quot;,&quot;cases&quot;:893},{&quot;region&quot;:&quot;Champagne-Ardenne&quot;,&quot;cases&quot;:726},{&quot;region&quot;:&quot;Corse&quot;,&quot;cases&quot;:453},{&quot;region&quot;:&quot;Franche-Comte&quot;,&quot;cases&quot;:280},{&quot;region&quot;:&quot;Haute-Normandie&quot;,&quot;cases&quot;:514},{&quot;region&quot;:&quot;Ile-de-France&quot;,&quot;cases&quot;:864},{&quot;region&quot;:&quot;Languedoc-Rousillon&quot;,&quot;cases&quot;:723},{&quot;region&quot;:&quot;Limousin&quot;,&quot;cases&quot;:1848},{&quot;region&quot;:&quot;Lorraine&quot;,&quot;cases&quot;:833},{&quot;region&quot;:&quot;Midi-Pyrenees&quot;,&quot;cases&quot;:1138},{&quot;region&quot;:&quot;Nord-Pas-de-Calais&quot;,&quot;cases&quot;:533},{&quot;region&quot;:&quot;Pays-de-la-Loire&quot;,&quot;cases&quot;:944},{&quot;region&quot;:&quot;Picardie&quot;,&quot;cases&quot;:572},{&quot;region&quot;:&quot;Poitou-Charentes&quot;,&quot;cases&quot;:556},{&quot;region&quot;:&quot;Provence-Alpes-Cote-dAzur&quot;,&quot;cases&quot;:1075},{&quot;region&quot;:&quot;Rhone-Alpes&quot;,&quot;cases&quot;:966}]" calcext:value-type="string">
            <text:p>[{"region":"Alsace","cases":726},{"region":"Aquitaine","cases":782},{"region":"Auvergne","cases":825},{"region":"Basse-Normandie","cases":537},{"region":"Bourgogne","cases":321},{"region":"Bretagne","cases":709},{"region":"Centre","cases":893},{"region":"Champagne-Ardenne","cases":726},{"region":"Corse","cases":453},{"region":"Franche-Comte","cases":280},{"region":"Haute-Normandie","cases":514},{"region":"Ile-de-France","cases":864},{"region":"Languedoc-Rousillon","cases":723},{"region":"Limousin","cases":1848},{"region":"Lorraine","cases":833},{"region":"Midi-Pyrenees","cases":1138},{"region":"Nord-Pas-de-Calais","cases":533},{"region":"Pays-de-la-Loire","cases":944},{"region":"Picardie","cases":572},{"region":"Poitou-Charentes","cases":556},{"region":"Provence-Alpes-Cote-dAzur","cases":1075},{"region":"Rhone-Alpes","cases":966}]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float" office:value="708" calcext:value-type="float">
            <text:p>708</text:p>
          </table:table-cell>
          <table:table-cell office:value-type="float" office:value="570" calcext:value-type="float">
            <text:p>570</text:p>
          </table:table-cell>
          <table:table-cell office:value-type="float" office:value="426" calcext:value-type="float">
            <text:p>426</text:p>
          </table:table-cell>
          <table:table-cell office:value-type="float" office:value="271" calcext:value-type="float">
            <text:p>271</text:p>
          </table:table-cell>
          <table:table-cell office:value-type="float" office:value="725" calcext:value-type="float">
            <text:p>725</text:p>
          </table:table-cell>
          <table:table-cell office:value-type="float" office:value="1023" calcext:value-type="float">
            <text:p>1023</text:p>
          </table:table-cell>
          <table:table-cell office:value-type="float" office:value="727" calcext:value-type="float">
            <text:p>727</text:p>
          </table:table-cell>
          <table:table-cell office:value-type="float" office:value="585" calcext:value-type="float">
            <text:p>585</text:p>
          </table:table-cell>
          <table:table-cell office:value-type="float" office:value="670" calcext:value-type="float">
            <text:p>670</text:p>
          </table:table-cell>
          <table:table-cell office:value-type="float" office:value="586" calcext:value-type="float">
            <text:p>586</text:p>
          </table:table-cell>
          <table:table-cell office:value-type="float" office:value="812" calcext:value-type="float">
            <text:p>812</text:p>
          </table:table-cell>
          <table:table-cell office:value-type="float" office:value="553" calcext:value-type="float">
            <text:p>553</text:p>
          </table:table-cell>
          <table:table-cell office:value-type="float" office:value="1980" calcext:value-type="float">
            <text:p>1980</text:p>
          </table:table-cell>
          <table:table-cell office:value-type="float" office:value="661" calcext:value-type="float">
            <text:p>661</text:p>
          </table:table-cell>
          <table:table-cell office:value-type="float" office:value="1013" calcext:value-type="float">
            <text:p>1013</text:p>
          </table:table-cell>
          <table:table-cell office:value-type="float" office:value="448" calcext:value-type="float">
            <text:p>448</text:p>
          </table:table-cell>
          <table:table-cell office:value-type="float" office:value="525" calcext:value-type="float">
            <text:p>525</text:p>
          </table:table-cell>
          <table:table-cell office:value-type="float" office:value="816" calcext:value-type="float">
            <text:p>816</text:p>
          </table:table-cell>
          <table:table-cell office:value-type="float" office:value="642" calcext:value-type="float">
            <text:p>642</text:p>
          </table:table-cell>
          <table:table-cell office:value-type="float" office:value="1100" calcext:value-type="float">
            <text:p>1100</text:p>
          </table:table-cell>
          <table:table-cell office:value-type="float" office:value="931" calcext:value-type="float">
            <text:p>931</text:p>
          </table:table-cell>
          <table:table-cell table:formula="of:=CONCATENATE(&quot;[&quot;;[.$A$17];[.$C$1];[.$A$18];[.$C13];[.$A$19];[.$A$17];[.$D$1];[.$A$18];[.$D13];[.$A$19];[.$A$17];[.$E$1];[.$A$18];[.$E13];[.$A$19];[.$A$17];[.$F$1];[.$A$18];[.$F13];[.$A$19];[.$A$17];[.$G$1];[.$A$18];[.$G13];[.$A$19];[.$A$17];[.$H$1];[.$A$18];[.$H13];[.$A$19];[.$A$17];[.$I$1];[.$A$18];[.$I13];[.$A$19];[.$A$17];[.$J$1];[.$A$18];[.$J13];[.$A$19];[.$A$17];[.$K$1];[.$A$18];[.$K13];[.$A$19];[.$A$17];[.$L$1];[.$A$18];[.$L13];[.$A$19];[.$A$17];[.$M$1];[.$A$18];[.$M13];[.$A$19];[.$A$17];[.$N$1];[.$A$18];[.$N13];[.$A$19];[.$A$17];[.$O$1];[.$A$18];[.$O13];[.$A$19];[.$A$17];[.$P$1];[.$A$18];[.$P13];[.$A$19];[.$A$17];[.$Q$1];[.$A$18];[.$Q13];[.$A$19];[.$A$17];[.$R$1];[.$A$18];[.$R13];[.$A$19];[.$A$17];[.$S$1];[.$A$18];[.$S13];[.$A$19];[.$A$17];[.$T$1];[.$A$18];[.$T13];[.$A$19];[.$A$17];[.$U$1];[.$A$18];[.$U13];[.$A$19];[.$A$17];[.$V$1];[.$A$18];[.$V13];[.$A$19];[.$A$17];[.$W$1];[.$A$18];[.$W13];[.$A$19];[.$A$17];[.$X$1];[.$A$18];[.$X13];&quot;}]&quot;)" office:value-type="string" office:string-value="[{&quot;region&quot;:&quot;Alsace&quot;,&quot;cases&quot;:671},{&quot;region&quot;:&quot;Aquitaine&quot;,&quot;cases&quot;:708},{&quot;region&quot;:&quot;Auvergne&quot;,&quot;cases&quot;:570},{&quot;region&quot;:&quot;Basse-Normandie&quot;,&quot;cases&quot;:426},{&quot;region&quot;:&quot;Bourgogne&quot;,&quot;cases&quot;:271},{&quot;region&quot;:&quot;Bretagne&quot;,&quot;cases&quot;:725},{&quot;region&quot;:&quot;Centre&quot;,&quot;cases&quot;:1023},{&quot;region&quot;:&quot;Champagne-Ardenne&quot;,&quot;cases&quot;:727},{&quot;region&quot;:&quot;Corse&quot;,&quot;cases&quot;:585},{&quot;region&quot;:&quot;Franche-Comte&quot;,&quot;cases&quot;:670},{&quot;region&quot;:&quot;Haute-Normandie&quot;,&quot;cases&quot;:586},{&quot;region&quot;:&quot;Ile-de-France&quot;,&quot;cases&quot;:812},{&quot;region&quot;:&quot;Languedoc-Rousillon&quot;,&quot;cases&quot;:553},{&quot;region&quot;:&quot;Limousin&quot;,&quot;cases&quot;:1980},{&quot;region&quot;:&quot;Lorraine&quot;,&quot;cases&quot;:661},{&quot;region&quot;:&quot;Midi-Pyrenees&quot;,&quot;cases&quot;:1013},{&quot;region&quot;:&quot;Nord-Pas-de-Calais&quot;,&quot;cases&quot;:448},{&quot;region&quot;:&quot;Pays-de-la-Loire&quot;,&quot;cases&quot;:525},{&quot;region&quot;:&quot;Picardie&quot;,&quot;cases&quot;:816},{&quot;region&quot;:&quot;Poitou-Charentes&quot;,&quot;cases&quot;:642},{&quot;region&quot;:&quot;Provence-Alpes-Cote-dAzur&quot;,&quot;cases&quot;:1100},{&quot;region&quot;:&quot;Rhone-Alpes&quot;,&quot;cases&quot;:931}]" calcext:value-type="string">
            <text:p>[{"region":"Alsace","cases":671},{"region":"Aquitaine","cases":708},{"region":"Auvergne","cases":570},{"region":"Basse-Normandie","cases":426},{"region":"Bourgogne","cases":271},{"region":"Bretagne","cases":725},{"region":"Centre","cases":1023},{"region":"Champagne-Ardenne","cases":727},{"region":"Corse","cases":585},{"region":"Franche-Comte","cases":670},{"region":"Haute-Normandie","cases":586},{"region":"Ile-de-France","cases":812},{"region":"Languedoc-Rousillon","cases":553},{"region":"Limousin","cases":1980},{"region":"Lorraine","cases":661},{"region":"Midi-Pyrenees","cases":1013},{"region":"Nord-Pas-de-Calais","cases":448},{"region":"Pays-de-la-Loire","cases":525},{"region":"Picardie","cases":816},{"region":"Poitou-Charentes","cases":642},{"region":"Provence-Alpes-Cote-dAzur","cases":1100},{"region":"Rhone-Alpes","cases":931}]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693" calcext:value-type="float">
            <text:p>693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275" calcext:value-type="float">
            <text:p>275</text:p>
          </table:table-cell>
          <table:table-cell office:value-type="float" office:value="196" calcext:value-type="float">
            <text:p>196</text:p>
          </table:table-cell>
          <table:table-cell office:value-type="float" office:value="672" calcext:value-type="float">
            <text:p>672</text:p>
          </table:table-cell>
          <table:table-cell office:value-type="float" office:value="720" calcext:value-type="float">
            <text:p>720</text:p>
          </table:table-cell>
          <table:table-cell office:value-type="float" office:value="834" calcext:value-type="float">
            <text:p>834</text:p>
          </table:table-cell>
          <table:table-cell office:value-type="float" office:value="426" calcext:value-type="float">
            <text:p>426</text:p>
          </table:table-cell>
          <table:table-cell office:value-type="float" office:value="746" calcext:value-type="float">
            <text:p>746</text:p>
          </table:table-cell>
          <table:table-cell office:value-type="float" office:value="556" calcext:value-type="float">
            <text:p>556</text:p>
          </table:table-cell>
          <table:table-cell office:value-type="float" office:value="460" calcext:value-type="float">
            <text:p>460</text:p>
          </table:table-cell>
          <table:table-cell office:value-type="float" office:value="713" calcext:value-type="float">
            <text:p>713</text:p>
          </table:table-cell>
          <table:table-cell office:value-type="float" office:value="1568" calcext:value-type="float">
            <text:p>1568</text:p>
          </table:table-cell>
          <table:table-cell office:value-type="float" office:value="407" calcext:value-type="float">
            <text:p>407</text:p>
          </table:table-cell>
          <table:table-cell office:value-type="float" office:value="854" calcext:value-type="float">
            <text:p>854</text:p>
          </table:table-cell>
          <table:table-cell office:value-type="float" office:value="608" calcext:value-type="float">
            <text:p>608</text:p>
          </table:table-cell>
          <table:table-cell office:value-type="float" office:value="590" calcext:value-type="float">
            <text:p>590</text:p>
          </table:table-cell>
          <table:table-cell office:value-type="float" office:value="692" calcext:value-type="float">
            <text:p>692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671" calcext:value-type="float">
            <text:p>671</text:p>
          </table:table-cell>
          <table:table-cell table:formula="of:=CONCATENATE(&quot;[&quot;;[.$A$17];[.$C$1];[.$A$18];[.$C14];[.$A$19];[.$A$17];[.$D$1];[.$A$18];[.$D14];[.$A$19];[.$A$17];[.$E$1];[.$A$18];[.$E14];[.$A$19];[.$A$17];[.$F$1];[.$A$18];[.$F14];[.$A$19];[.$A$17];[.$G$1];[.$A$18];[.$G14];[.$A$19];[.$A$17];[.$H$1];[.$A$18];[.$H14];[.$A$19];[.$A$17];[.$I$1];[.$A$18];[.$I14];[.$A$19];[.$A$17];[.$J$1];[.$A$18];[.$J14];[.$A$19];[.$A$17];[.$K$1];[.$A$18];[.$K14];[.$A$19];[.$A$17];[.$L$1];[.$A$18];[.$L14];[.$A$19];[.$A$17];[.$M$1];[.$A$18];[.$M14];[.$A$19];[.$A$17];[.$N$1];[.$A$18];[.$N14];[.$A$19];[.$A$17];[.$O$1];[.$A$18];[.$O14];[.$A$19];[.$A$17];[.$P$1];[.$A$18];[.$P14];[.$A$19];[.$A$17];[.$Q$1];[.$A$18];[.$Q14];[.$A$19];[.$A$17];[.$R$1];[.$A$18];[.$R14];[.$A$19];[.$A$17];[.$S$1];[.$A$18];[.$S14];[.$A$19];[.$A$17];[.$T$1];[.$A$18];[.$T14];[.$A$19];[.$A$17];[.$U$1];[.$A$18];[.$U14];[.$A$19];[.$A$17];[.$V$1];[.$A$18];[.$V14];[.$A$19];[.$A$17];[.$W$1];[.$A$18];[.$W14];[.$A$19];[.$A$17];[.$X$1];[.$A$18];[.$X14];&quot;}]&quot;)" office:value-type="string" office:string-value="[{&quot;region&quot;:&quot;Alsace&quot;,&quot;cases&quot;:693},{&quot;region&quot;:&quot;Aquitaine&quot;,&quot;cases&quot;:630},{&quot;region&quot;:&quot;Auvergne&quot;,&quot;cases&quot;:440},{&quot;region&quot;:&quot;Basse-Normandie&quot;,&quot;cases&quot;:275},{&quot;region&quot;:&quot;Bourgogne&quot;,&quot;cases&quot;:196},{&quot;region&quot;:&quot;Bretagne&quot;,&quot;cases&quot;:672},{&quot;region&quot;:&quot;Centre&quot;,&quot;cases&quot;:720},{&quot;region&quot;:&quot;Champagne-Ardenne&quot;,&quot;cases&quot;:834},{&quot;region&quot;:&quot;Corse&quot;,&quot;cases&quot;:426},{&quot;region&quot;:&quot;Franche-Comte&quot;,&quot;cases&quot;:746},{&quot;region&quot;:&quot;Haute-Normandie&quot;,&quot;cases&quot;:556},{&quot;region&quot;:&quot;Ile-de-France&quot;,&quot;cases&quot;:460},{&quot;region&quot;:&quot;Languedoc-Rousillon&quot;,&quot;cases&quot;:713},{&quot;region&quot;:&quot;Limousin&quot;,&quot;cases&quot;:1568},{&quot;region&quot;:&quot;Lorraine&quot;,&quot;cases&quot;:407},{&quot;region&quot;:&quot;Midi-Pyrenees&quot;,&quot;cases&quot;:854},{&quot;region&quot;:&quot;Nord-Pas-de-Calais&quot;,&quot;cases&quot;:608},{&quot;region&quot;:&quot;Pays-de-la-Loire&quot;,&quot;cases&quot;:590},{&quot;region&quot;:&quot;Picardie&quot;,&quot;cases&quot;:692},{&quot;region&quot;:&quot;Poitou-Charentes&quot;,&quot;cases&quot;:572},{&quot;region&quot;:&quot;Provence-Alpes-Cote-dAzur&quot;,&quot;cases&quot;:671},{&quot;region&quot;:&quot;Rhone-Alpes&quot;,&quot;cases&quot;:671}]" calcext:value-type="string">
            <text:p>[{"region":"Alsace","cases":693},{"region":"Aquitaine","cases":630},{"region":"Auvergne","cases":440},{"region":"Basse-Normandie","cases":275},{"region":"Bourgogne","cases":196},{"region":"Bretagne","cases":672},{"region":"Centre","cases":720},{"region":"Champagne-Ardenne","cases":834},{"region":"Corse","cases":426},{"region":"Franche-Comte","cases":746},{"region":"Haute-Normandie","cases":556},{"region":"Ile-de-France","cases":460},{"region":"Languedoc-Rousillon","cases":713},{"region":"Limousin","cases":1568},{"region":"Lorraine","cases":407},{"region":"Midi-Pyrenees","cases":854},{"region":"Nord-Pas-de-Calais","cases":608},{"region":"Pays-de-la-Loire","cases":590},{"region":"Picardie","cases":692},{"region":"Poitou-Charentes","cases":572},{"region":"Provence-Alpes-Cote-dAzur","cases":671},{"region":"Rhone-Alpes","cases":671}]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782" calcext:value-type="float">
            <text:p>782</text:p>
          </table:table-cell>
          <table:table-cell office:value-type="float" office:value="313" calcext:value-type="float">
            <text:p>313</text:p>
          </table:table-cell>
          <table:table-cell office:value-type="float" office:value="559" calcext:value-type="float">
            <text:p>559</text:p>
          </table:table-cell>
          <table:table-cell office:value-type="float" office:value="287" calcext:value-type="float">
            <text:p>287</text:p>
          </table:table-cell>
          <table:table-cell office:value-type="float" office:value="86" calcext:value-type="float">
            <text:p>86</text:p>
          </table:table-cell>
          <table:table-cell office:value-type="float" office:value="436" calcext:value-type="float">
            <text:p>436</text:p>
          </table:table-cell>
          <table:table-cell office:value-type="float" office:value="618" calcext:value-type="float">
            <text:p>618</text:p>
          </table:table-cell>
          <table:table-cell office:value-type="float" office:value="752" calcext:value-type="float">
            <text:p>752</text:p>
          </table:table-cell>
          <table:table-cell office:value-type="float" office:value="265" calcext:value-type="float">
            <text:p>265</text:p>
          </table:table-cell>
          <table:table-cell office:value-type="float" office:value="385" calcext:value-type="float">
            <text:p>385</text:p>
          </table:table-cell>
          <table:table-cell office:value-type="float" office:value="149" calcext:value-type="float">
            <text:p>149</text:p>
          </table:table-cell>
          <table:table-cell office:value-type="float" office:value="366" calcext:value-type="float">
            <text:p>366</text:p>
          </table:table-cell>
          <table:table-cell office:value-type="float" office:value="614" calcext:value-type="float">
            <text:p>614</text:p>
          </table:table-cell>
          <table:table-cell office:value-type="float" office:value="1142" calcext:value-type="float">
            <text:p>1142</text:p>
          </table:table-cell>
          <table:table-cell office:value-type="float" office:value="317" calcext:value-type="float">
            <text:p>317</text:p>
          </table:table-cell>
          <table:table-cell office:value-type="float" office:value="658" calcext:value-type="float">
            <text:p>658</text:p>
          </table:table-cell>
          <table:table-cell office:value-type="float" office:value="589" calcext:value-type="float">
            <text:p>589</text:p>
          </table:table-cell>
          <table:table-cell office:value-type="float" office:value="431" calcext:value-type="float">
            <text:p>431</text:p>
          </table:table-cell>
          <table:table-cell office:value-type="float" office:value="592" calcext:value-type="float">
            <text:p>592</text:p>
          </table:table-cell>
          <table:table-cell office:value-type="float" office:value="454" calcext:value-type="float">
            <text:p>454</text:p>
          </table:table-cell>
          <table:table-cell office:value-type="float" office:value="419" calcext:value-type="float">
            <text:p>419</text:p>
          </table:table-cell>
          <table:table-cell office:value-type="float" office:value="478" calcext:value-type="float">
            <text:p>478</text:p>
          </table:table-cell>
          <table:table-cell table:formula="of:=CONCATENATE(&quot;[&quot;;[.$A$17];[.$C$1];[.$A$18];[.$C15];[.$A$19];[.$A$17];[.$D$1];[.$A$18];[.$D15];[.$A$19];[.$A$17];[.$E$1];[.$A$18];[.$E15];[.$A$19];[.$A$17];[.$F$1];[.$A$18];[.$F15];[.$A$19];[.$A$17];[.$G$1];[.$A$18];[.$G15];[.$A$19];[.$A$17];[.$H$1];[.$A$18];[.$H15];[.$A$19];[.$A$17];[.$I$1];[.$A$18];[.$I15];[.$A$19];[.$A$17];[.$J$1];[.$A$18];[.$J15];[.$A$19];[.$A$17];[.$K$1];[.$A$18];[.$K15];[.$A$19];[.$A$17];[.$L$1];[.$A$18];[.$L15];[.$A$19];[.$A$17];[.$M$1];[.$A$18];[.$M15];[.$A$19];[.$A$17];[.$N$1];[.$A$18];[.$N15];[.$A$19];[.$A$17];[.$O$1];[.$A$18];[.$O15];[.$A$19];[.$A$17];[.$P$1];[.$A$18];[.$P15];[.$A$19];[.$A$17];[.$Q$1];[.$A$18];[.$Q15];[.$A$19];[.$A$17];[.$R$1];[.$A$18];[.$R15];[.$A$19];[.$A$17];[.$S$1];[.$A$18];[.$S15];[.$A$19];[.$A$17];[.$T$1];[.$A$18];[.$T15];[.$A$19];[.$A$17];[.$U$1];[.$A$18];[.$U15];[.$A$19];[.$A$17];[.$V$1];[.$A$18];[.$V15];[.$A$19];[.$A$17];[.$W$1];[.$A$18];[.$W15];[.$A$19];[.$A$17];[.$X$1];[.$A$18];[.$X15];&quot;}]&quot;)" office:value-type="string" office:string-value="[{&quot;region&quot;:&quot;Alsace&quot;,&quot;cases&quot;:782},{&quot;region&quot;:&quot;Aquitaine&quot;,&quot;cases&quot;:313},{&quot;region&quot;:&quot;Auvergne&quot;,&quot;cases&quot;:559},{&quot;region&quot;:&quot;Basse-Normandie&quot;,&quot;cases&quot;:287},{&quot;region&quot;:&quot;Bourgogne&quot;,&quot;cases&quot;:86},{&quot;region&quot;:&quot;Bretagne&quot;,&quot;cases&quot;:436},{&quot;region&quot;:&quot;Centre&quot;,&quot;cases&quot;:618},{&quot;region&quot;:&quot;Champagne-Ardenne&quot;,&quot;cases&quot;:752},{&quot;region&quot;:&quot;Corse&quot;,&quot;cases&quot;:265},{&quot;region&quot;:&quot;Franche-Comte&quot;,&quot;cases&quot;:385},{&quot;region&quot;:&quot;Haute-Normandie&quot;,&quot;cases&quot;:149},{&quot;region&quot;:&quot;Ile-de-France&quot;,&quot;cases&quot;:366},{&quot;region&quot;:&quot;Languedoc-Rousillon&quot;,&quot;cases&quot;:614},{&quot;region&quot;:&quot;Limousin&quot;,&quot;cases&quot;:1142},{&quot;region&quot;:&quot;Lorraine&quot;,&quot;cases&quot;:317},{&quot;region&quot;:&quot;Midi-Pyrenees&quot;,&quot;cases&quot;:658},{&quot;region&quot;:&quot;Nord-Pas-de-Calais&quot;,&quot;cases&quot;:589},{&quot;region&quot;:&quot;Pays-de-la-Loire&quot;,&quot;cases&quot;:431},{&quot;region&quot;:&quot;Picardie&quot;,&quot;cases&quot;:592},{&quot;region&quot;:&quot;Poitou-Charentes&quot;,&quot;cases&quot;:454},{&quot;region&quot;:&quot;Provence-Alpes-Cote-dAzur&quot;,&quot;cases&quot;:419},{&quot;region&quot;:&quot;Rhone-Alpes&quot;,&quot;cases&quot;:478}]" calcext:value-type="string">
            <text:p>[{"region":"Alsace","cases":782},{"region":"Aquitaine","cases":313},{"region":"Auvergne","cases":559},{"region":"Basse-Normandie","cases":287},{"region":"Bourgogne","cases":86},{"region":"Bretagne","cases":436},{"region":"Centre","cases":618},{"region":"Champagne-Ardenne","cases":752},{"region":"Corse","cases":265},{"region":"Franche-Comte","cases":385},{"region":"Haute-Normandie","cases":149},{"region":"Ile-de-France","cases":366},{"region":"Languedoc-Rousillon","cases":614},{"region":"Limousin","cases":1142},{"region":"Lorraine","cases":317},{"region":"Midi-Pyrenees","cases":658},{"region":"Nord-Pas-de-Calais","cases":589},{"region":"Pays-de-la-Loire","cases":431},{"region":"Picardie","cases":592},{"region":"Poitou-Charentes","cases":454},{"region":"Provence-Alpes-Cote-dAzur","cases":419},{"region":"Rhone-Alpes","cases":478}]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{"region":"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","cases":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},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5T15:54:04.917377000</dc:date>
    <meta:editing-duration>PT12M11S</meta:editing-duration>
    <meta:editing-cycles>2</meta:editing-cycles>
    <meta:generator>LibreOffice/4.3.2.2$MacOSX_X86_64 LibreOffice_project/edfb5295ba211bd31ad47d0bad0118690f76407d</meta:generator>
    <meta:document-statistic meta:table-count="1" meta:cell-count="377" meta:object-count="0"/>
  </office:meta>
</office:document-meta>
</file>